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15.899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_20__28_var_29_"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5.9cm"/>
    </style:style>
    <style:style style:name="gr10" style:family="graphic" style:parent-style-name="standard">
      <style:graphic-properties draw:stroke="none" svg:stroke-width="0.1cm" svg:stroke-color="#000000" draw:fill="solid" draw:fill-color="#ff9966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6cm" fo:min-width="20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8cm" fo:min-width="5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97cm"/>
    </style:style>
    <style:style style:name="gr14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width="0.1cm" svg:stroke-color="#000000" draw:fill="solid" draw:fill-color="#ff9966" draw:textarea-horizontal-align="left" draw:auto-grow-height="true" draw:auto-grow-width="true" fo:min-height="0cm" fo:min-width="5cm" fo:padding-top="0.175cm" fo:padding-bottom="0.175cm" fo:padding-left="0.3cm" fo:padding-right="0.3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top="0cm" fo:margin-bottom="0.1cm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color="#000080"/>
    </style:style>
    <style:style style:name="P10" style:family="paragraph">
      <style:paragraph-properties fo:margin-top="0.3cm" fo:margin-bottom="0cm"/>
    </style:style>
    <style:style style:name="P11" style:family="paragraph">
      <style:paragraph-properties fo:margin-top="0cm" fo:margin-bottom="0.3cm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80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6.499cm" svg:height="3.501cm" svg:x="6.8cm" svg:y="9cm">
          <draw:text-box>
            <text:p text:style-name="P1"><text:span text:style-name="T1">Amélioration de la</text:span></text:p>
            <text:p text:style-name="P1"><text:span text:style-name="T1"><text:s/></text:span><text:span text:style-name="T1">tolérance aux pann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3" draw:layer="layout" svg:width="8.984cm" svg:height="1.926cm" svg:x="9.8cm" svg:y="9.233cm">
          <draw:text-box>
            <text:p><text:span text:style-name="T1">Mécanisme 1</text:span></text:p>
          </draw:text-box>
        </draw:frame>
        <draw:frame draw:style-name="gr4" draw:layer="layout" svg:width="11.737cm" svg:height="0.962cm" svg:x="8.6cm" svg:y="13.5cm">
          <draw:text-box>
            <text:p>« COMMIT reçu et moins de k pannes »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5" draw:text-style-name="P4" draw:layer="layout" svg:width="2.039cm" svg:height="2.127cm" svg:x="24.021cm" svg:y="0.8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24.021cm" svg:y="6.047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7cm" svg:x="24.021cm" svg:y="0.8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.603cm" svg:y1="1.864cm" svg:x2="24.021cm" svg:y2="1.864cm">
          <text:p/>
        </draw:line>
        <draw:line draw:style-name="gr6" draw:text-style-name="P1" draw:layer="layout" svg:x1="24.021cm" svg:y1="7.182cm" svg:x2="19.603cm" svg:y2="7.182cm">
          <text:p/>
        </draw:line>
        <draw:line draw:style-name="gr6" draw:text-style-name="P1" draw:layer="layout" svg:x1="25.041cm" svg:y1="2.927cm" svg:x2="25.041cm" svg:y2="6.118cm">
          <text:p/>
        </draw:line>
        <draw:custom-shape draw:style-name="gr7" draw:text-style-name="P5" draw:layer="layout" svg:width="2.039cm" svg:height="2.127cm" svg:x="17.701cm" svg:y="0.8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17.7cm" svg:y="6.04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6.06cm" svg:height="3.095cm" svg:x="0.4cm" svg:y="2.6cm">
          <draw:text-box>
            <text:p>- (2) fait la demande</text:p>
            <text:p>- (3) fait la demande</text:p>
            <text:p>- (4) fait la demande</text:p>
            <text:p>- On fait planter (3) pour le cas <text:span text:style-name="T3">« moins de k pannes »</text:span></text:p>
          </draw:text-box>
        </draw:frame>
        <draw:line draw:style-name="gr8" draw:text-style-name="P1" draw:layer="layout" svg:x1="24.021cm" svg:y1="5.764cm" svg:x2="26.06cm" svg:y2="8.6cm">
          <text:p/>
        </draw:line>
        <draw:line draw:style-name="gr8" draw:text-style-name="P1" draw:layer="layout" svg:x1="26.4cm" svg:y1="5.764cm" svg:x2="23.681cm" svg:y2="8.6cm">
          <text:p/>
        </draw:line>
        <draw:frame draw:style-name="gr3" draw:layer="layout" svg:width="27.745cm" svg:height="4.306cm" svg:x="0.2cm" svg:y="8.9cm">
          <draw:text-box>
            <text:list text:style-name="L1">
              <text:list-item>
                <text:p text:style-name="P6"><text:s/>(4) va envoyer ARE_YOU_ALIVE à son prédécesseur le plus proche: (3) puis actionne un timer</text:p>
              </text:list-item>
              <text:list-item>
                <text:p text:style-name="P6"><text:s/>Au bout du timer, il ne va pas recevoir de réponse I_AM_ALIVE de (3) car il est en panne</text:p>
              </text:list-item>
              <text:list-item>
                <text:p text:style-name="P6"><text:s/><text:span text:style-name="T4">Donc il envoi ARE_YOU_ALIVE à son deuxième prédécesseur le plus proche : (2)</text:span></text:p>
              </text:list-item>
              <text:list-item>
                <text:p text:style-name="P6"><text:span text:style-name="T4"><text:s/></text:span><text:span text:style-name="T4">Qui lui va répondre I_AM_ALIVE et va mettre sa variable next à (4)</text:span></text:p>
              </text:list-item>
              <text:list-item>
                <text:p><text:span text:style-name="T4"><text:s/></text:span><text:span text:style-name="T4">La next queue est donc reconstruite.</text:span></text:p>
              </text:list-item>
            </text:list>
          </draw:text-box>
        </draw:frame>
        <draw:custom-shape draw:style-name="gr5" draw:text-style-name="P4" draw:layer="layout" svg:width="2.039cm" svg:height="2.127cm" svg:x="24.021cm" svg:y="12.9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24.021cm" svg:y="18.147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.603cm" svg:y1="13.964cm" svg:x2="24.021cm" svg:y2="13.964cm">
          <text:p/>
        </draw:line>
        <draw:line draw:style-name="gr6" draw:text-style-name="P1" draw:layer="layout" svg:x1="24.4cm" svg:y1="14.4cm" svg:x2="19.4cm" svg:y2="18.4cm">
          <text:p/>
        </draw:line>
        <draw:custom-shape draw:style-name="gr7" draw:text-style-name="P5" draw:layer="layout" svg:width="2.039cm" svg:height="2.127cm" svg:x="17.701cm" svg:y="12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17.7cm" svg:y="18.14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4.021cm" svg:y1="17.864cm" svg:x2="26.06cm" svg:y2="20.7cm">
          <text:p/>
        </draw:line>
        <draw:line draw:style-name="gr8" draw:text-style-name="P1" draw:layer="layout" svg:x1="26.4cm" svg:y1="17.864cm" svg:x2="23.681cm" svg:y2="20.7cm">
          <text:p/>
        </draw:line>
        <draw:custom-shape draw:style-name="gr5" draw:text-style-name="P4" draw:layer="layout" svg:width="2.039cm" svg:height="2.127cm" svg:x="24.021cm" svg:y="12.9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6.4cm" svg:height="3.095cm" svg:x="8.6cm" svg:y="0.102cm">
          <draw:text-box>
            <text:p><text:span text:style-name="T3">K=2 </text:span></text:p>
            <text:p><text:span text:style-name="T3">(nombre de <text:s/>prédécesseurs conservés au plus)</text:span></text:p>
          </draw:text-box>
        </draw:frame>
        <draw:frame draw:style-name="gr10" draw:text-style-name="P8" draw:layer="layout" svg:width="4.81cm" svg:height="1.138cm" svg:x="-0.1cm" svg:y="-0.038cm">
          <draw:text-box>
            <text:p><text:span text:style-name="T5">Mécanisme 1</text:span></text:p>
          </draw:text-box>
        </draw:frame>
        <draw:frame draw:style-name="gr3" draw:layer="layout" svg:width="8.954cm" svg:height="1.062cm" svg:x="4.7cm" svg:y="16.083cm">
          <draw:text-box>
            <text:p><text:span text:style-name="T4">On obtient le schéma suivant:</text:span></text:p>
          </draw:text-box>
        </draw:frame>
        <draw:frame draw:style-name="gr4" draw:text-style-name="P9" draw:layer="layout" svg:width="0.853cm" svg:height="0.962cm" svg:x="18.2cm" svg:y="3.1cm">
          <draw:text-box>
            <text:p><text:span text:style-name="T6">0</text:span></text:p>
          </draw:text-box>
        </draw:frame>
        <draw:frame draw:style-name="gr4" draw:text-style-name="P9" draw:layer="layout" svg:width="0.853cm" svg:height="0.962cm" svg:x="18.201cm" svg:y="4.9cm">
          <draw:text-box>
            <text:p><text:span text:style-name="T6">3</text:span></text:p>
          </draw:text-box>
        </draw:frame>
        <draw:frame draw:style-name="gr4" draw:text-style-name="P9" draw:layer="layout" svg:width="0.853cm" svg:height="0.962cm" svg:x="23.301cm" svg:y="3.1cm">
          <draw:text-box>
            <text:p><text:span text:style-name="T6">1</text:span></text:p>
          </draw:text-box>
        </draw:frame>
        <draw:frame draw:style-name="gr4" draw:text-style-name="P9" draw:layer="layout" svg:width="0.853cm" svg:height="0.962cm" svg:x="23.302cm" svg:y="5cm">
          <draw:text-box>
            <text:p><text:span text:style-name="T6">2</text:span></text:p>
          </draw:text-box>
        </draw:frame>
        <draw:frame draw:style-name="gr4" draw:text-style-name="P9" draw:layer="layout" svg:width="0.853cm" svg:height="0.962cm" svg:x="18.201cm" svg:y="15.2cm">
          <draw:text-box>
            <text:p><text:span text:style-name="T6">0</text:span></text:p>
          </draw:text-box>
        </draw:frame>
        <draw:frame draw:style-name="gr4" draw:text-style-name="P9" draw:layer="layout" svg:width="0.853cm" svg:height="0.962cm" svg:x="18.202cm" svg:y="17cm">
          <draw:text-box>
            <text:p><text:span text:style-name="T6">2</text:span></text:p>
          </draw:text-box>
        </draw:frame>
        <draw:frame draw:style-name="gr4" draw:text-style-name="P9" draw:layer="layout" svg:width="0.853cm" svg:height="0.962cm" svg:x="18.202cm" svg:y="15.2cm">
          <draw:text-box>
            <text:p><text:span text:style-name="T6">0</text:span></text:p>
          </draw:text-box>
        </draw:frame>
        <draw:frame draw:style-name="gr4" draw:text-style-name="P9" draw:layer="layout" svg:width="0.853cm" svg:height="0.962cm" svg:x="24.702cm" svg:y="15.2cm">
          <draw:text-box>
            <text:p><text:span text:style-name="T6">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3" draw:text-style-name="P3" draw:layer="layout" svg:width="8.984cm" svg:height="1.926cm" svg:x="9.8cm" svg:y="9.233cm">
          <draw:text-box>
            <text:p><text:span text:style-name="T1">Mécanisme 2</text:span></text:p>
          </draw:text-box>
        </draw:frame>
        <draw:frame draw:style-name="gr4" draw:layer="layout" svg:width="13.109cm" svg:height="0.962cm" svg:x="8.601cm" svg:y="13.5cm">
          <draw:text-box>
            <text:p>« COMMIT reçu et plus ou égal à k pannes »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5" draw:text-style-name="P4" draw:layer="layout" svg:width="2.039cm" svg:height="2.127cm" svg:x="24.021cm" svg:y="0.40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24.021cm" svg:y="5.648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7cm" svg:x="24.021cm" svg:y="0.40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.603cm" svg:y1="1.465cm" svg:x2="24.021cm" svg:y2="1.465cm">
          <text:p/>
        </draw:line>
        <draw:line draw:style-name="gr6" draw:text-style-name="P1" draw:layer="layout" svg:x1="24.021cm" svg:y1="6.783cm" svg:x2="19.603cm" svg:y2="6.783cm">
          <text:p/>
        </draw:line>
        <draw:line draw:style-name="gr6" draw:text-style-name="P1" draw:layer="layout" svg:x1="25.041cm" svg:y1="2.528cm" svg:x2="25.041cm" svg:y2="5.719cm">
          <text:p/>
        </draw:line>
        <draw:custom-shape draw:style-name="gr7" draw:text-style-name="P5" draw:layer="layout" svg:width="2.039cm" svg:height="2.127cm" svg:x="17.701cm" svg:y="0.401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17.7cm" svg:y="5.648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20.6cm" svg:height="3.095cm" svg:x="0.4cm" svg:y="2.601cm">
          <draw:text-box>
            <text:p>- (2) fait la demande</text:p>
            <text:p>- (3) fait la demande</text:p>
            <text:p>- (4) fait la demande</text:p>
            <text:p>- On fait planter (3) et (2) pour le cas <text:span text:style-name="T3">« plus de k pannes »</text:span></text:p>
          </draw:text-box>
        </draw:frame>
        <draw:line draw:style-name="gr8" draw:text-style-name="P1" draw:layer="layout" svg:x1="24.021cm" svg:y1="5.365cm" svg:x2="26.06cm" svg:y2="8.201cm">
          <text:p/>
        </draw:line>
        <draw:line draw:style-name="gr8" draw:text-style-name="P1" draw:layer="layout" svg:x1="26.4cm" svg:y1="5.365cm" svg:x2="23.681cm" svg:y2="8.201cm">
          <text:p/>
        </draw:line>
        <draw:line draw:style-name="gr8" draw:text-style-name="P1" draw:layer="layout" svg:x1="24.022cm" svg:y1="0.265cm" svg:x2="26.061cm" svg:y2="3.101cm">
          <text:p/>
        </draw:line>
        <draw:line draw:style-name="gr8" draw:text-style-name="P1" draw:layer="layout" svg:x1="23.9cm" svg:y1="3cm" svg:x2="26.4cm" svg:y2="0.5cm">
          <text:p/>
        </draw:line>
        <draw:frame draw:style-name="gr3" draw:layer="layout" svg:width="27.295cm" svg:height="13.338cm" svg:x="0.1cm" svg:y="8.101cm">
          <draw:text-box>
            <text:list text:style-name="L1">
              <text:list-item>
                <text:p><text:s/>(4) va envoyer ARE_YOU_ALIVE à son prédécesseur le plus proche: (3) </text:p>
                <text:p text:style-name="P6"><text:s/><text:tab/>puis actionne un timer</text:p>
              </text:list-item>
              <text:list-item>
                <text:p text:style-name="P6"><text:s/>Au bout du timer, il ne va pas recevoir de réponse I_AM_ALIVE de (3) car il est en panne</text:p>
              </text:list-item>
              <text:list-item>
                <text:p><text:s/><text:span text:style-name="T4">Donc il envoi ARE_YOU_ALIVE à son 2eme prédécesseur le plus proche : (2)</text:span></text:p>
                <text:p text:style-name="P6"><text:span text:style-name="T4"><text:s/></text:span><text:span text:style-name="T4"><text:tab/></text:span><text:span text:style-name="T4">puis actionne un second timer</text:span></text:p>
              </text:list-item>
              <text:list-item>
                <text:p text:style-name="P6"><text:span text:style-name="T4"><text:s/></text:span><text:span text:style-name="T4">Au bout du timer, il ne va pas recevoir de réponse I_AM_ALIVE de (2) car il est en panne</text:span></text:p>
              </text:list-item>
              <text:list-item>
                <text:p text:style-name="P10"><text:span text:style-name="T7"><text:s/></text:span><text:span text:style-name="T7">A ce moment là, il envoie SEARCH_PREV en broadcast et actionne un timer</text:span></text:p>
                <text:p><text:span text:style-name="T4"><text:tab/></text:span><text:span text:style-name="T4">Tous les sites qui ont une position plus petite que lui vont lui répondent: (1)</text:span></text:p>
                <text:p><text:span text:style-name="T4"/></text:p>
              </text:list-item>
              <text:list-item>
                <text:p><text:span text:style-name="T4"><text:s/></text:span><text:span text:style-name="T4">Cas où il a des réponses à </text:span><text:span text:style-name="T7">SEARCH_PREV</text:span><text:span text:style-name="T4">:</text:span></text:p>
                <text:list>
                  <text:list-header>
                    <text:p><text:span text:style-name="T4">Parmi ceux qui ont répondu, il prends celui qui a la plus grande position</text:span></text:p>
                    <text:p><text:span text:style-name="T4">et lui envoi CONNECTION</text:span></text:p>
                    <text:p><text:span text:style-name="T4">Celui qui reçoit CONNECTION, ici (1), va modifier son next à l'expéditeur (4)</text:span></text:p>
                    <text:p text:style-name="P11"><text:span text:style-name="T4">=&gt; La file des next est donc reconstruite → voir schéma suivant ...</text:span></text:p>
                  </text:list-header>
                </text:list>
              </text:list-item>
              <text:list-item>
                <text:p><text:span text:style-name="T4"><text:s/></text:span><text:span text:style-name="T4">Cas où il n'a pas de réponse à </text:span><text:span text:style-name="T7">SEARCH_PREV</text:span><text:span text:style-name="T4">:</text:span></text:p>
                <text:list>
                  <text:list-header>
                    <text:p><text:span text:style-name="T4">Aucune position reçu, il considère qu'il n'a plus de prédécesseur, et donc régénère le jeton.</text:span></text:p>
                  </text:list-header>
                </text:list>
              </text:list-item>
            </text:list>
            <text:p><text:span text:style-name="T4"/></text:p>
          </draw:text-box>
        </draw:frame>
        <draw:frame draw:style-name="gr12" draw:text-style-name="P7" draw:layer="layout" svg:width="6.4cm" svg:height="3.095cm" svg:x="8.6cm" svg:y="0.103cm">
          <draw:text-box>
            <text:p><text:span text:style-name="T3">K=2 </text:span></text:p>
            <text:p><text:span text:style-name="T3">(nombre de <text:s/>prédécesseurs conservés au plus)</text:span></text:p>
          </draw:text-box>
        </draw:frame>
        <draw:frame draw:style-name="gr10" draw:text-style-name="P8" draw:layer="layout" svg:width="4.81cm" svg:height="1.138cm" svg:x="-0.1cm" svg:y="-0.038cm">
          <draw:text-box>
            <text:p><text:span text:style-name="T5">Mécanisme 2</text:span></text:p>
          </draw:text-box>
        </draw:frame>
        <draw:frame draw:style-name="gr4" draw:text-style-name="P9" draw:layer="layout" svg:width="0.853cm" svg:height="0.962cm" svg:x="18.202cm" svg:y="2.7cm">
          <draw:text-box>
            <text:p><text:span text:style-name="T6">0</text:span></text:p>
          </draw:text-box>
        </draw:frame>
        <draw:frame draw:style-name="gr4" draw:text-style-name="P9" draw:layer="layout" svg:width="0.853cm" svg:height="0.962cm" svg:x="18.203cm" svg:y="4.5cm">
          <draw:text-box>
            <text:p><text:span text:style-name="T6">3</text:span></text:p>
          </draw:text-box>
        </draw:frame>
        <draw:frame draw:style-name="gr13" draw:text-style-name="P9" draw:layer="layout" svg:width="0.853cm" svg:height="0.962cm" svg:x="23.303cm" svg:y="2.7cm">
          <draw:text-box>
            <text:p><text:span text:style-name="T6">1</text:span></text:p>
          </draw:text-box>
        </draw:frame>
        <draw:frame draw:style-name="gr13" draw:text-style-name="P9" draw:layer="layout" svg:width="0.853cm" svg:height="0.962cm" svg:x="23.304cm" svg:y="4.5cm">
          <draw:text-box>
            <text:p><text:span text:style-name="T6">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5" draw:text-style-name="P4" draw:layer="layout" svg:width="2.039cm" svg:height="2.128cm" svg:x="16.8cm" svg:y="13.348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7cm" svg:x="23.121cm" svg:y="8.10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23.121cm" svg:y="13.348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7cm" svg:x="23.121cm" svg:y="8.10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cm" svg:y1="10.2cm" svg:x2="18cm" svg:y2="13.7cm">
          <text:p/>
        </draw:line>
        <draw:custom-shape draw:style-name="gr7" draw:text-style-name="P5" draw:layer="layout" svg:width="2.039cm" svg:height="2.127cm" svg:x="16.801cm" svg:y="8.101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3.121cm" svg:y1="13.065cm" svg:x2="25.16cm" svg:y2="15.901cm">
          <text:p/>
        </draw:line>
        <draw:line draw:style-name="gr8" draw:text-style-name="P1" draw:layer="layout" svg:x1="25.5cm" svg:y1="13.065cm" svg:x2="22.781cm" svg:y2="15.901cm">
          <text:p/>
        </draw:line>
        <draw:line draw:style-name="gr8" draw:text-style-name="P1" draw:layer="layout" svg:x1="23.122cm" svg:y1="7.965cm" svg:x2="25.161cm" svg:y2="10.801cm">
          <text:p/>
        </draw:line>
        <draw:line draw:style-name="gr8" draw:text-style-name="P1" draw:layer="layout" svg:x1="23cm" svg:y1="10.7cm" svg:x2="25.5cm" svg:y2="8.2cm">
          <text:p/>
        </draw:line>
        <draw:frame draw:style-name="gr4" draw:text-style-name="P12" draw:layer="layout" svg:width="3.47cm" svg:height="0.962cm" svg:x="4cm" svg:y="5.098cm">
          <draw:text-box>
            <text:p><text:span text:style-name="T8">Au début:</text:span></text:p>
          </draw:text-box>
        </draw:frame>
        <draw:frame draw:style-name="gr4" draw:text-style-name="P12" draw:layer="layout" svg:width="2.509cm" svg:height="0.962cm" svg:x="19.7cm" svg:y="5.1cm">
          <draw:text-box>
            <text:p><text:span text:style-name="T8">Après:</text:span></text:p>
          </draw:text-box>
        </draw:frame>
        <draw:custom-shape draw:style-name="gr5" draw:text-style-name="P4" draw:layer="layout" svg:width="2.039cm" svg:height="2.127cm" svg:x="8.021cm" svg:y="8.10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8.021cm" svg:y="13.348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7cm" svg:x="8.021cm" svg:y="8.10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603cm" svg:y1="9.165cm" svg:x2="8.021cm" svg:y2="9.165cm">
          <text:p/>
        </draw:line>
        <draw:line draw:style-name="gr6" draw:text-style-name="P1" draw:layer="layout" svg:x1="8.021cm" svg:y1="14.483cm" svg:x2="3.603cm" svg:y2="14.483cm">
          <text:p/>
        </draw:line>
        <draw:line draw:style-name="gr6" draw:text-style-name="P1" draw:layer="layout" svg:x1="9.041cm" svg:y1="10.228cm" svg:x2="9.041cm" svg:y2="13.419cm">
          <text:p/>
        </draw:line>
        <draw:custom-shape draw:style-name="gr7" draw:text-style-name="P5" draw:layer="layout" svg:width="2.039cm" svg:height="2.127cm" svg:x="1.701cm" svg:y="8.101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1.7cm" svg:y="13.348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021cm" svg:y1="13.065cm" svg:x2="10.06cm" svg:y2="15.901cm">
          <text:p/>
        </draw:line>
        <draw:line draw:style-name="gr8" draw:text-style-name="P1" draw:layer="layout" svg:x1="10.4cm" svg:y1="13.065cm" svg:x2="7.681cm" svg:y2="15.901cm">
          <text:p/>
        </draw:line>
        <draw:line draw:style-name="gr8" draw:text-style-name="P1" draw:layer="layout" svg:x1="8.022cm" svg:y1="7.965cm" svg:x2="10.061cm" svg:y2="10.801cm">
          <text:p/>
        </draw:line>
        <draw:line draw:style-name="gr8" draw:text-style-name="P1" draw:layer="layout" svg:x1="7.9cm" svg:y1="10.7cm" svg:x2="10.4cm" svg:y2="8.2cm">
          <text:p/>
        </draw:line>
        <draw:frame draw:style-name="gr4" draw:text-style-name="P4" draw:layer="layout" svg:width="17.677cm" svg:height="1.673cm" svg:x="5.1cm" svg:y="1.7cm">
          <draw:text-box>
            <text:p text:style-name="P1"><text:span text:style-name="T3">Résultat du recouvrement de pannes par le mécanisme 2</text:span></text:p>
            <text:p text:style-name="P1"><text:span text:style-name="T3">« plus de k pannes » (k=2)</text:span></text:p>
          </draw:text-box>
        </draw:frame>
        <draw:line draw:style-name="gr14" draw:text-style-name="P1" draw:layer="layout" svg:x1="14cm" svg:y1="5cm" svg:x2="14cm" svg:y2="17.5cm">
          <text:p/>
        </draw:line>
        <draw:frame draw:style-name="gr10" draw:text-style-name="P8" draw:layer="layout" svg:width="4.81cm" svg:height="1.138cm" svg:x="-0.1cm" svg:y="-0.038cm">
          <draw:text-box>
            <text:p><text:span text:style-name="T5">Mécanisme 2</text:span></text:p>
          </draw:text-box>
        </draw:frame>
        <draw:frame draw:style-name="gr13" draw:text-style-name="P9" draw:layer="layout" svg:width="0.853cm" svg:height="0.962cm" svg:x="19.104cm" svg:y="14.1cm">
          <draw:text-box>
            <text:p><text:span text:style-name="T6">1</text:span></text:p>
          </draw:text-box>
        </draw:frame>
        <draw:frame draw:style-name="gr13" draw:text-style-name="P9" draw:layer="layout" svg:width="0.853cm" svg:height="0.962cm" svg:x="19.105cm" svg:y="8.6cm">
          <draw:text-box>
            <text:p><text:span text:style-name="T6">0</text:span></text:p>
          </draw:text-box>
        </draw:frame>
        <draw:frame draw:style-name="gr4" draw:text-style-name="P9" draw:layer="layout" svg:width="0.853cm" svg:height="0.962cm" svg:x="2.303cm" svg:y="10.5cm">
          <draw:text-box>
            <text:p><text:span text:style-name="T6">0</text:span></text:p>
          </draw:text-box>
        </draw:frame>
        <draw:frame draw:style-name="gr4" draw:text-style-name="P9" draw:layer="layout" svg:width="0.853cm" svg:height="0.962cm" svg:x="2.304cm" svg:y="12.3cm">
          <draw:text-box>
            <text:p><text:span text:style-name="T6">3</text:span></text:p>
          </draw:text-box>
        </draw:frame>
        <draw:frame draw:style-name="gr13" draw:text-style-name="P9" draw:layer="layout" svg:width="0.853cm" svg:height="0.962cm" svg:x="7.404cm" svg:y="10.5cm">
          <draw:text-box>
            <text:p><text:span text:style-name="T6">1</text:span></text:p>
          </draw:text-box>
        </draw:frame>
        <draw:frame draw:style-name="gr13" draw:text-style-name="P9" draw:layer="layout" svg:width="0.853cm" svg:height="0.962cm" svg:x="7.405cm" svg:y="12.3cm">
          <draw:text-box>
            <text:p><text:span text:style-name="T6">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3" draw:text-style-name="P3" draw:layer="layout" svg:width="8.984cm" svg:height="1.926cm" svg:x="9.8cm" svg:y="9.233cm">
          <draw:text-box>
            <text:p><text:span text:style-name="T1">Mécanisme 3</text:span></text:p>
          </draw:text-box>
        </draw:frame>
        <draw:frame draw:style-name="gr4" draw:layer="layout" svg:width="7.614cm" svg:height="0.962cm" svg:x="10.802cm" svg:y="13.5cm">
          <draw:text-box>
            <text:p>« pas de COMMIT reçu »</text:p>
          </draw:text-box>
        </draw:frame>
        <draw:frame draw:style-name="gr4" draw:layer="layout" svg:width="14.032cm" svg:height="1.673cm" svg:x="7.3cm" svg:y="17cm">
          <draw:text-box>
            <text:p>Mécanisme 3 a) =&gt; un seul détecte la panne</text:p>
            <text:p>Mécanisme 3 b) =&gt; plusieurs détectent la panne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5" draw:text-style-name="P4" draw:layer="layout" svg:width="2.039cm" svg:height="2.127cm" svg:x="24.022cm" svg:y="0.40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24.022cm" svg:y="5.64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7cm" svg:x="24.022cm" svg:y="0.40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.604cm" svg:y1="1.466cm" svg:x2="24.022cm" svg:y2="1.466cm">
          <text:p/>
        </draw:line>
        <draw:custom-shape draw:style-name="gr7" draw:text-style-name="P5" draw:layer="layout" svg:width="2.039cm" svg:height="2.127cm" svg:x="17.702cm" svg:y="0.40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1.293cm" svg:height="3.095cm" svg:x="0.401cm" svg:y="2.602cm">
          <draw:text-box>
            <text:p>- (1) a le jeton.</text:p>
            <text:p>- (2) fait la demande, il reçoit COMMIT</text:p>
            <text:p>- On fait planter (1)</text:p>
            <text:p>- (3) fait la demande</text:p>
          </draw:text-box>
        </draw:frame>
        <draw:line draw:style-name="gr8" draw:text-style-name="P1" draw:layer="layout" svg:x1="17.823cm" svg:y1="0.266cm" svg:x2="19.862cm" svg:y2="3.102cm">
          <text:p/>
        </draw:line>
        <draw:line draw:style-name="gr8" draw:text-style-name="P1" draw:layer="layout" svg:x1="17.401cm" svg:y1="2.901cm" svg:x2="19.901cm" svg:y2="0.401cm">
          <text:p/>
        </draw:line>
        <draw:frame draw:style-name="gr4" draw:text-style-name="P9" draw:layer="layout" svg:width="0.853cm" svg:height="0.962cm" svg:x="18.204cm" svg:y="2.6cm">
          <draw:text-box>
            <text:p><text:span text:style-name="T6">0</text:span></text:p>
          </draw:text-box>
        </draw:frame>
        <draw:frame draw:style-name="gr13" draw:text-style-name="P9" draw:layer="layout" svg:width="0.853cm" svg:height="0.962cm" svg:x="23.305cm" svg:y="2.6cm">
          <draw:text-box>
            <text:p><text:span text:style-name="T6">1</text:span></text:p>
          </draw:text-box>
        </draw:frame>
        <draw:frame draw:style-name="gr15" draw:layer="layout" svg:width="26.811cm" svg:height="9.494cm" svg:x="0.5cm" svg:y="9cm">
          <draw:text-box>
            <text:list text:style-name="L2">
              <text:list-item>
                <text:p><text:s/>Après sa demande, (3) va attendre un COMMIT qu'il ne va pas recevoir car (1) est en panne</text:p>
              </text:list-item>
              <text:list-item>
                <text:p><text:s/>Il envoi donc SEARCH_QUEUE en broadcast,</text:p>
              </text:list-item>
            </text:list>
            <text:p><text:tab/>ceux qui ont une position dans la next queue vont lui répondre.</text:p>
            <text:list text:continue-numbering="true" text:style-name="L2">
              <text:list-item>
                <text:p><text:s/>Il va récupérer celui qui a la position la plus grande ici: (2)</text:p>
              </text:list-item>
              <text:list-item>
                <text:p><text:s/>Et se rattache à lui afin de reconstruire la file des next.</text:p>
                <text:p/>
              </text:list-item>
              <text:list-item>
                <text:p><text:s/>(2) va effectuer le mécanisme 2 car il n'aura pas de réponse à ses ARE_YOU_ALIVE</text:p>
                <text:list>
                  <text:list-header>
                    <text:p>envoyé à ses prédécesseurs ici: (1)</text:p>
                    <text:p>→ il envoi SEARCH_PREV</text:p>
                    <text:p>→ il ne va pas recevoir de réponse, pas de site avec une position plus petite que lui.</text:p>
                    <text:p>→ il ne va donc pas envoyer CONNECTION pour se reconnecter à la file des next,</text:p>
                    <text:list>
                      <text:list-item>
                        <text:list>
                          <text:list-header>
                            <text:p>mais il va régénérer le jeton!</text:p>
                          </text:list-header>
                        </text:list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draw:frame draw:style-name="gr16" draw:text-style-name="P8" draw:layer="layout" svg:width="5.635cm" svg:height="1.138cm" svg:x="-0.099cm" svg:y="-0.038cm">
          <draw:text-box>
            <text:p><text:span text:style-name="T5">Mécanisme 3 a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4" draw:text-style-name="P12" draw:layer="layout" svg:width="3.47cm" svg:height="0.962cm" svg:x="4cm" svg:y="5.098cm">
          <draw:text-box>
            <text:p><text:span text:style-name="T8">Au début:</text:span></text:p>
          </draw:text-box>
        </draw:frame>
        <draw:frame draw:style-name="gr4" draw:text-style-name="P12" draw:layer="layout" svg:width="2.509cm" svg:height="0.962cm" svg:x="19.7cm" svg:y="5.1cm">
          <draw:text-box>
            <text:p><text:span text:style-name="T8">Après:</text:span></text:p>
          </draw:text-box>
        </draw:frame>
        <draw:frame draw:style-name="gr4" draw:text-style-name="P4" draw:layer="layout" svg:width="18.417cm" svg:height="0.962cm" svg:x="5.1cm" svg:y="1.7cm">
          <draw:text-box>
            <text:p text:style-name="P1"><text:span text:style-name="T3">Résultat du recouvrement de pannes par le mécanisme 3 a)</text:span></text:p>
          </draw:text-box>
        </draw:frame>
        <draw:line draw:style-name="gr14" draw:text-style-name="P1" draw:layer="layout" svg:x1="14cm" svg:y1="5cm" svg:x2="14cm" svg:y2="17.5cm">
          <text:p/>
        </draw:line>
        <draw:frame draw:style-name="gr16" draw:text-style-name="P8" draw:layer="layout" svg:width="5.635cm" svg:height="1.138cm" svg:x="-0.1cm" svg:y="-0.038cm">
          <draw:text-box>
            <text:p><text:span text:style-name="T5">Mécanisme 3 a)</text:span></text:p>
          </draw:text-box>
        </draw:frame>
        <draw:custom-shape draw:style-name="gr5" draw:text-style-name="P4" draw:layer="layout" svg:width="2.039cm" svg:height="2.127cm" svg:x="8.522cm" svg:y="8.10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8.522cm" svg:y="13.34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104cm" svg:y1="9.166cm" svg:x2="8.522cm" svg:y2="9.166cm">
          <text:p/>
        </draw:line>
        <draw:custom-shape draw:style-name="gr7" draw:text-style-name="P5" draw:layer="layout" svg:width="2.039cm" svg:height="2.127cm" svg:x="2.202cm" svg:y="8.10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901cm" svg:y1="10.601cm" svg:x2="4.401cm" svg:y2="8.101cm">
          <text:p/>
        </draw:line>
        <draw:frame draw:style-name="gr4" draw:text-style-name="P9" draw:layer="layout" svg:width="0.853cm" svg:height="0.962cm" svg:x="2.704cm" svg:y="10.3cm">
          <draw:text-box>
            <text:p><text:span text:style-name="T6">0</text:span></text:p>
          </draw:text-box>
        </draw:frame>
        <draw:line draw:style-name="gr8" draw:text-style-name="P1" draw:layer="layout" svg:x1="2.423cm" svg:y1="7.965cm" svg:x2="4.462cm" svg:y2="10.801cm">
          <text:p/>
        </draw:line>
        <draw:frame draw:style-name="gr13" draw:text-style-name="P9" draw:layer="layout" svg:width="0.853cm" svg:height="0.962cm" svg:x="8.605cm" svg:y="10.3cm">
          <draw:text-box>
            <text:p><text:span text:style-name="T6">1</text:span></text:p>
          </draw:text-box>
        </draw:frame>
        <draw:custom-shape draw:style-name="gr5" draw:text-style-name="P4" draw:layer="layout" svg:width="2.039cm" svg:height="2.128cm" svg:x="23.422cm" svg:y="13.34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039cm" svg:height="2.127cm" svg:x="17.102cm" svg:y="8.10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801cm" svg:y1="10.601cm" svg:x2="19.301cm" svg:y2="8.101cm">
          <text:p/>
        </draw:line>
        <draw:line draw:style-name="gr8" draw:text-style-name="P1" draw:layer="layout" svg:x1="17.323cm" svg:y1="7.965cm" svg:x2="19.362cm" svg:y2="10.801cm">
          <text:p/>
        </draw:line>
        <draw:frame draw:style-name="gr13" draw:text-style-name="P9" draw:layer="layout" svg:width="0.853cm" svg:height="0.962cm" svg:x="23.305cm" svg:y="10.3cm">
          <draw:text-box>
            <text:p><text:span text:style-name="T6">0</text:span></text:p>
          </draw:text-box>
        </draw:frame>
        <draw:custom-shape draw:style-name="gr5" draw:text-style-name="P4" draw:layer="layout" svg:width="2.039cm" svg:height="2.127cm" svg:x="8.522cm" svg:y="8.10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8.522cm" svg:y="13.34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104cm" svg:y1="9.166cm" svg:x2="8.522cm" svg:y2="9.166cm">
          <text:p/>
        </draw:line>
        <draw:custom-shape draw:style-name="gr7" draw:text-style-name="P5" draw:layer="layout" svg:width="2.039cm" svg:height="2.127cm" svg:x="2.202cm" svg:y="8.10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901cm" svg:y1="10.601cm" svg:x2="4.401cm" svg:y2="8.101cm">
          <text:p/>
        </draw:line>
        <draw:frame draw:style-name="gr4" draw:text-style-name="P9" draw:layer="layout" svg:width="0.853cm" svg:height="0.962cm" svg:x="2.704cm" svg:y="10.3cm">
          <draw:text-box>
            <text:p><text:span text:style-name="T6">0</text:span></text:p>
          </draw:text-box>
        </draw:frame>
        <draw:line draw:style-name="gr8" draw:text-style-name="P1" draw:layer="layout" svg:x1="2.423cm" svg:y1="7.965cm" svg:x2="4.462cm" svg:y2="10.801cm">
          <text:p/>
        </draw:line>
        <draw:frame draw:style-name="gr13" draw:text-style-name="P9" draw:layer="layout" svg:width="0.853cm" svg:height="0.962cm" svg:x="8.605cm" svg:y="10.3cm">
          <draw:text-box>
            <text:p><text:span text:style-name="T6">1</text:span></text:p>
          </draw:text-box>
        </draw:frame>
        <draw:line draw:style-name="gr6" draw:text-style-name="P1" draw:layer="layout" svg:x1="24.5cm" svg:y1="10cm" svg:x2="24.5cm" svg:y2="13.5cm">
          <text:p/>
        </draw:line>
        <draw:custom-shape draw:style-name="gr7" draw:text-style-name="P5" draw:layer="layout" svg:width="2.039cm" svg:height="2.127cm" svg:x="23.403cm" svg:y="8.10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0.853cm" svg:height="0.962cm" svg:x="23.306cm" svg:y="12.4cm">
          <draw:text-box>
            <text:p><text:span text:style-name="T6">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style-name="gr5" draw:text-style-name="P4" draw:layer="layout" svg:width="2.039cm" svg:height="2.127cm" svg:x="24.022cm" svg:y="0.40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24.022cm" svg:y="5.64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7cm" svg:x="24.022cm" svg:y="0.40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.604cm" svg:y1="1.466cm" svg:x2="24.022cm" svg:y2="1.466cm">
          <text:p/>
        </draw:line>
        <draw:custom-shape draw:style-name="gr7" draw:text-style-name="P5" draw:layer="layout" svg:width="2.039cm" svg:height="2.127cm" svg:x="17.702cm" svg:y="0.40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1.293cm" svg:height="3.806cm" svg:x="0.401cm" svg:y="2.602cm">
          <draw:text-box>
            <text:p>- (1) a le jeton.</text:p>
            <text:p>- (2) fait la demande, il reçoit COMMIT</text:p>
            <text:p>- On fait planter (1)</text:p>
            <text:p>- (3) fait la demande</text:p>
            <text:p>- (4) fait la demande</text:p>
          </draw:text-box>
        </draw:frame>
        <draw:line draw:style-name="gr8" draw:text-style-name="P1" draw:layer="layout" svg:x1="17.823cm" svg:y1="0.266cm" svg:x2="19.862cm" svg:y2="3.102cm">
          <text:p/>
        </draw:line>
        <draw:line draw:style-name="gr8" draw:text-style-name="P1" draw:layer="layout" svg:x1="17.401cm" svg:y1="2.901cm" svg:x2="19.901cm" svg:y2="0.401cm">
          <text:p/>
        </draw:line>
        <draw:frame draw:style-name="gr4" draw:text-style-name="P9" draw:layer="layout" svg:width="0.853cm" svg:height="0.962cm" svg:x="18.204cm" svg:y="2.6cm">
          <draw:text-box>
            <text:p><text:span text:style-name="T6">0</text:span></text:p>
          </draw:text-box>
        </draw:frame>
        <draw:frame draw:style-name="gr13" draw:text-style-name="P9" draw:layer="layout" svg:width="0.853cm" svg:height="0.962cm" svg:x="23.305cm" svg:y="2.6cm">
          <draw:text-box>
            <text:p><text:span text:style-name="T6">1</text:span></text:p>
          </draw:text-box>
        </draw:frame>
        <draw:frame draw:style-name="gr17" draw:layer="layout" svg:width="25.303cm" svg:height="10.916cm" svg:x="0.5cm" svg:y="9cm">
          <draw:text-box>
            <text:list text:style-name="L2">
              <text:list-item>
                <text:p><text:s/>Après leur demande, (3) et (4) vont attendre un COMMIT qu'il ne vont pas recevoir</text:p>
                <text:list>
                  <text:list-header>
                    <text:p>car (1) est en panne</text:p>
                  </text:list-header>
                </text:list>
              </text:list-item>
              <text:list-item>
                <text:p><text:s/>Ils envoient donc SEARCH_QUEUE en broadcast,</text:p>
                <text:list>
                  <text:list-header>
                    <text:p>Si il a déjà reçu un SEARCH_QUEUE avant d'envoyer SEARCH_QUEUE</text:p>
                    <text:p>il arête le mécanisme 3, et laisse l'autre faire le recouvrement</text:p>
                  </text:list-header>
                </text:list>
              </text:list-item>
              <text:list-item>
                <text:p><text:s/>Il va récupérer celui qui a la position la plus grande ici: (2)</text:p>
              </text:list-item>
              <text:list-item>
                <text:p><text:s/>Et se rattache à lui afin de reconstruire la file des next.</text:p>
                <text:p/>
              </text:list-item>
              <text:list-item>
                <text:p><text:s/>(2) va effectuer le mécanisme 2 car il n'aura pas de réponse à ses ARE_YOU_ALIVE</text:p>
                <text:list>
                  <text:list-header>
                    <text:p>envoyé à ses prédécesseurs ici: (1)</text:p>
                    <text:p>→ il envoi SEARCH_PREV</text:p>
                    <text:p>→ il ne va pas recevoir de réponse, pas de site avec une position plus petite que lui.</text:p>
                    <text:p>→ il ne va donc pas envoyer CONNECTION pour se reconnecter à la file des next,</text:p>
                    <text:list>
                      <text:list-item>
                        <text:list>
                          <text:list-header>
                            <text:p>mais il va régénérer le jeton!</text:p>
                          </text:list-header>
                        </text:list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draw:frame draw:style-name="gr16" draw:text-style-name="P8" draw:layer="layout" svg:width="5.635cm" svg:height="1.138cm" svg:x="-0.099cm" svg:y="-0.038cm">
          <draw:text-box>
            <text:p><text:span text:style-name="T5">Mécanisme 3 b)</text:span></text:p>
          </draw:text-box>
        </draw:frame>
        <draw:custom-shape draw:style-name="gr5" draw:text-style-name="P4" draw:layer="layout" svg:width="2.039cm" svg:height="2.128cm" svg:x="17.701cm" svg:y="5.648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4" draw:text-style-name="P12" draw:layer="layout" svg:width="3.47cm" svg:height="0.962cm" svg:x="4.001cm" svg:y="5.098cm">
          <draw:text-box>
            <text:p><text:span text:style-name="T8">Au début:</text:span></text:p>
          </draw:text-box>
        </draw:frame>
        <draw:frame draw:style-name="gr4" draw:text-style-name="P12" draw:layer="layout" svg:width="2.509cm" svg:height="0.962cm" svg:x="19.701cm" svg:y="5.1cm">
          <draw:text-box>
            <text:p><text:span text:style-name="T8">Après:</text:span></text:p>
          </draw:text-box>
        </draw:frame>
        <draw:frame draw:style-name="gr4" draw:text-style-name="P4" draw:layer="layout" svg:width="18.456cm" svg:height="0.962cm" svg:x="5.101cm" svg:y="1.7cm">
          <draw:text-box>
            <text:p text:style-name="P1"><text:span text:style-name="T3">Résultat du recouvrement de pannes par le mécanisme 3 b)</text:span></text:p>
          </draw:text-box>
        </draw:frame>
        <draw:line draw:style-name="gr14" draw:text-style-name="P1" draw:layer="layout" svg:x1="14.001cm" svg:y1="5cm" svg:x2="14.001cm" svg:y2="17.5cm">
          <text:p/>
        </draw:line>
        <draw:frame draw:style-name="gr16" draw:text-style-name="P8" draw:layer="layout" svg:width="5.635cm" svg:height="1.138cm" svg:x="-0.099cm" svg:y="-0.038cm">
          <draw:text-box>
            <text:p><text:span text:style-name="T5">Mécanisme 3 b)</text:span></text:p>
          </draw:text-box>
        </draw:frame>
        <draw:custom-shape draw:style-name="gr5" draw:text-style-name="P4" draw:layer="layout" svg:width="2.039cm" svg:height="2.128cm" svg:x="23.423cm" svg:y="13.34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039cm" svg:height="2.127cm" svg:x="17.103cm" svg:y="8.10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802cm" svg:y1="10.601cm" svg:x2="19.302cm" svg:y2="8.101cm">
          <text:p/>
        </draw:line>
        <draw:line draw:style-name="gr8" draw:text-style-name="P1" draw:layer="layout" svg:x1="17.324cm" svg:y1="7.965cm" svg:x2="19.363cm" svg:y2="10.801cm">
          <text:p/>
        </draw:line>
        <draw:frame draw:style-name="gr13" draw:text-style-name="P9" draw:layer="layout" svg:width="0.853cm" svg:height="0.962cm" svg:x="23.306cm" svg:y="10.3cm">
          <draw:text-box>
            <text:p><text:span text:style-name="T6">0</text:span></text:p>
          </draw:text-box>
        </draw:frame>
        <draw:line draw:style-name="gr6" draw:text-style-name="P1" draw:layer="layout" svg:x1="24.501cm" svg:y1="10cm" svg:x2="24.501cm" svg:y2="13.5cm">
          <text:p/>
        </draw:line>
        <draw:custom-shape draw:style-name="gr7" draw:text-style-name="P5" draw:layer="layout" svg:width="2.039cm" svg:height="2.127cm" svg:x="23.404cm" svg:y="8.10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0.853cm" svg:height="0.962cm" svg:x="23.307cm" svg:y="12.4cm">
          <draw:text-box>
            <text:p><text:span text:style-name="T6">1</text:span></text:p>
          </draw:text-box>
        </draw:frame>
        <draw:custom-shape draw:style-name="gr5" draw:text-style-name="P4" draw:layer="layout" svg:width="2.039cm" svg:height="2.127cm" svg:x="8.022cm" svg:y="8.10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8.022cm" svg:y="13.35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7cm" svg:x="8.022cm" svg:y="8.10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604cm" svg:y1="9.167cm" svg:x2="8.022cm" svg:y2="9.167cm">
          <text:p/>
        </draw:line>
        <draw:custom-shape draw:style-name="gr7" draw:text-style-name="P5" draw:layer="layout" svg:width="2.039cm" svg:height="2.127cm" svg:x="1.702cm" svg:y="8.10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823cm" svg:y1="7.967cm" svg:x2="3.862cm" svg:y2="10.803cm">
          <text:p/>
        </draw:line>
        <draw:line draw:style-name="gr8" draw:text-style-name="P1" draw:layer="layout" svg:x1="1.401cm" svg:y1="10.602cm" svg:x2="3.901cm" svg:y2="8.102cm">
          <text:p/>
        </draw:line>
        <draw:frame draw:style-name="gr4" draw:text-style-name="P9" draw:layer="layout" svg:width="0.853cm" svg:height="0.962cm" svg:x="2.204cm" svg:y="10.301cm">
          <draw:text-box>
            <text:p><text:span text:style-name="T6">0</text:span></text:p>
          </draw:text-box>
        </draw:frame>
        <draw:frame draw:style-name="gr13" draw:text-style-name="P9" draw:layer="layout" svg:width="0.853cm" svg:height="0.962cm" svg:x="7.305cm" svg:y="10.301cm">
          <draw:text-box>
            <text:p><text:span text:style-name="T6">1</text:span></text:p>
          </draw:text-box>
        </draw:frame>
        <draw:custom-shape draw:style-name="gr5" draw:text-style-name="P4" draw:layer="layout" svg:width="2.039cm" svg:height="2.128cm" svg:x="1.701cm" svg:y="13.34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9cm" svg:height="2.128cm" svg:x="17.102cm" svg:y="13.34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0.853cm" svg:height="0.962cm" svg:x="18.908cm" svg:y="12.5cm">
          <draw:text-box>
            <text:p><text:span text:style-name="T6">2</text:span></text:p>
          </draw:text-box>
        </draw:frame>
        <draw:line draw:style-name="gr6" draw:text-style-name="P1" draw:layer="layout" svg:x1="23.5cm" svg:y1="14.5cm" svg:x2="19cm" svg:y2="14.5cm">
          <text:p/>
        </draw:lin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imana </meta:initial-creator>
    <meta:creation-date>2010-04-29T02:00:00</meta:creation-date>
    <dc:date>2010-04-29T10:58:22</dc:date>
    <dc:creator>raimana </dc:creator>
    <meta:editing-duration>PT02H07M54S</meta:editing-duration>
    <meta:editing-cycles>19</meta:editing-cycles>
    <meta:generator>OpenOffice.org/3.1$Linux OpenOffice.org_project/310m19$Build-9420</meta:generator>
    <meta:document-statistic meta:object-count="216"/>
  </office:meta>
</office:document-meta>
</file>